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9193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0.5874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5701in"/>
    </style:style>
    <style:style style:name="co16" style:family="table-column">
      <style:table-column-properties fo:break-before="auto" style:column-width="0.6654in"/>
    </style:style>
    <style:style style:name="co17" style:family="table-column">
      <style:table-column-properties fo:break-before="auto" style:column-width="0.5618in"/>
    </style:style>
    <style:style style:name="co18" style:family="table-column">
      <style:table-column-properties fo:break-before="auto" style:column-width="4.6339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1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henever you discard a card this turn, apply 1 vuln. <text:s/>Discard a card</text:p>
          </table:table-cell>
          <table:table-cell office:value-type="string" calcext:value-type="string">
            <text:p>0 cost</text:p>
          </table:table-cell>
          <table:table-cell table:style-name="ce11" office:value-type="string" calcext:value-type="string">
            <text:p>Cod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with 2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ggressive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 overextend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Frozen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 frostbite</text:p>
          </table:table-cell>
          <table:table-cell office:value-type="string" calcext:value-type="string">
            <text:p>3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sabling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 haste if target has a shard</text:p>
          </table:table-cell>
          <table:table-cell office:value-type="string" calcext:value-type="string">
            <text:p>0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number-columns-repeated="53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1d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1 Soaked ALL enemies, gain 4 tmp int</text:p>
          </table:table-cell>
          <table:table-cell office:value-type="string" calcext:value-type="string">
            <text:p>1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n discard: <text:s/>9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On discard: <text:s/>9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>
          <table:table-cell office:value-type="string" calcext:value-type="string">
            <text:p>Bomb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Self pops in 3 turns, 6x3* damage</text:p>
          </table:table-cell>
          <table:table-cell office:value-type="string" calcext:value-type="string">
            <text:p>8x</text:p>
          </table:table-cell>
          <table:table-cell table:style-name="ce11" office:value-type="string" calcext:value-type="string">
            <text:p>tes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block.</text:p>
          </table:table-cell>
          <table:table-cell office:value-type="string" calcext:value-type="string">
            <text:p>2, 2, 1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vage Thru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huffle a void into your draw pile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3 frostbite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1 block whenever you discard a card</text:p>
          </table:table-cell>
          <table:table-cell/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nate. Apply 6 frostbite when you embed a shard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2 Soaked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or the rest of this turn, gain 2 block whenever you draw or discard a card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st</text:p>
          </table:table-cell>
          <table:table-cell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in the target</text:p>
          </table:table-cell>
          <table:table-cell office:value-type="string" calcext:value-type="string">
            <text:p>+1 int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Frostbite</text:p>
          </table:table-cell>
          <table:table-cell office:value-type="string" calcext:value-type="string">
            <text:p>1, 2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verextend 3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string" calcext:value-type="string">
            <text:p>0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1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Whenever you play a card this turn, discard a random card to draw a card. <text:s/>Exhaust</text:p>
          </table:table-cell>
          <table:table-cell office:value-type="string" calcext:value-type="string">
            <text:p>No exhau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vulnerable</text:p>
          </table:table-cell>
          <table:table-cell office:value-type="string" calcext:value-type="string">
            <text:p>4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Pop all shards, do damage to all enemies for each shard (multiple hits)</text:p>
          </table:table-cell>
          <table:table-cell office:value-type="string" calcext:value-type="string">
            <text:p>3*</text:p>
          </table:table-cell>
          <table:table-cell table:style-name="ce11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On discard: <text:s/>3 metallicize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4 tmp strength down, ALL enemies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nate. <text:s/>Apply 1 hobble. <text:s/>Ethereal, Exhaust</text:p>
          </table:table-cell>
          <table:table-cell office:value-type="string" calcext:value-type="string">
            <text:p>3, 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sh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End of turn, gain block = int.</text:p>
          </table:table-cell>
          <table:table-cell table:style-name="Default" office:value-type="string" calcext:value-type="string">
            <text:p>Replenish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Replenish</text:p>
          </table:table-cell>
          <table:table-cell table:style-name="ce3"/>
          <table:table-cell table:number-columns-repeated="53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a card or discard a sigil, </text:p>
            <text:p>1* to a random enemy.  THEME SONG</text:p>
          </table:table-cell>
          <table:table-cell table:style-name="ce5" office:value-type="string" calcext:value-type="string">
            <text:p>1*</text:p>
          </table:table-cell>
          <table:table-cell table:style-name="ce7"/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5 int and 5 str. <text:s/>Lose 2 dex.</text:p>
          </table:table-cell>
          <table:table-cell office:value-type="string" calcext:value-type="string">
            <text:p>2, 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5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3 Haste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3 tmp strength down, 1 weak</text:p>
          </table:table-cell>
          <table:table-cell office:value-type="string" calcext:value-type="string">
            <text:p>2, 0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0 frostbite</text:p>
          </table:table-cell>
          <table:table-cell office:value-type="float" office:value="7" calcext:value-type="float">
            <text:p>7</text:p>
          </table:table-cell>
          <table:table-cell table:style-name="ce11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7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5*+</text:p>
          </table:table-cell>
          <table:table-cell table:number-columns-repeated="2"/>
          <table:table-cell office:value-type="string" calcext:value-type="string">
            <text:p>On discard: <text:s/>4* damage for every sigil discarded this combat, ALL enemies.</text:p>
          </table:table-cell>
          <table:table-cell office:value-type="string" calcext:value-type="string">
            <text:p>1*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11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2 flash freeze+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11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ce per turn, When you shuffle your deck, draw 3 extra cards</text:p>
          </table:table-cell>
          <table:table-cell table:style-name="ce11"/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Gain 2 overextend for each card you draw above 6</text:p>
          </table:table-cell>
          <table:table-cell table:style-name="ce11"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25% more stacks when you apply debuffs, minimum +1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x cost cards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11"/>
        </table:table-row>
      </table:table>
      <table:named-expressions/>
      <table:database-ranges>
        <table:database-range table:name="__Anonymous_Sheet_DB__0" table:target-range-address="Cards.A30:Cards.M6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02:17:45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8-16T02:18:01.524000000</dc:date>
    <meta:editing-duration>P9DT15H18M58S</meta:editing-duration>
    <meta:editing-cycles>2864</meta:editing-cycles>
    <meta:document-statistic meta:table-count="3" meta:cell-count="616" meta:object-count="0"/>
  </office:meta>
</office:document-meta>
</file>